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11791" officeooo:paragraph-rsid="00111791" style:font-size-asian="14pt" style:font-size-complex="14pt"/>
    </style:style>
    <style:style style:name="T1" style:family="text">
      <style:text-properties fo:color="#009900"/>
    </style:style>
    <style:style style:name="T2" style:family="text">
      <style:text-properties fo:color="#009900" officeooo:rsid="0012d765"/>
    </style:style>
    <style:style style:name="T3" style:family="text">
      <style:text-properties fo:color="#009900" officeooo:rsid="00137f4d"/>
    </style:style>
    <style:style style:name="T4" style:family="text">
      <style:text-properties officeooo:rsid="0012d765"/>
    </style:style>
    <style:style style:name="T5" style:family="text">
      <style:text-properties officeooo:rsid="00137f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MUSIC] Gorbachev's first and</text:p>
      <text:p text:style-name="P1">significant achievements, actually, were not on the <text:span text:style-name="T1">domestic = </text:span><text:span text:style-name="T2">внутренний</text:span> front but</text:p>
      <text:p text:style-name="P1">in their foreign policy. It turned out that</text:p>
      <text:p text:style-name="P1">changing Soviet <text:span text:style-name="T1">stance </text:span><text:span text:style-name="T2">= позиция</text:span> in world <text:span text:style-name="T1">affairs</text:span> <text:span text:style-name="T4">= дела </text:span>in foreign</text:p>
      <text:p text:style-name="P1">policy was a great deal easier than transforming Soviet economy</text:p>
      <text:p text:style-name="P1">and society and political order. And indeed,</text:p>
      <text:p text:style-name="P1">Gorbachev came into office at a time of <text:span text:style-name="T1">heightened </text:span><text:span text:style-name="T2">= повышенный</text:span> international <text:span text:style-name="T1">tensions </text:span><text:span text:style-name="T2">= напряженность</text:span>. As a <text:span text:style-name="T1">consequence </text:span><text:span text:style-name="T2">= следствие</text:span> of Soviet</text:p>
      <text:p text:style-name="P1">adventure in Afghanistan, Soviets <text:span text:style-name="T1">shooting</text:span> down <text:span text:style-name="T4">= сбивать</text:span> the Korean airplane, as a result of Ronald Reagan <text:span text:style-name="T1">appearing </text:span><text:span text:style-name="T2">= появляться</text:span> in American political sphere. And the international <text:span text:style-name="T1">tension </text:span><text:span text:style-name="T2">= напряжение</text:span>, international relations</text:p>
      <text:p text:style-name="P1">were worse when Gorbachev came into power than in</text:p>
      <text:p text:style-name="P1">the previous several years. And Gorbachev was</text:p>
      <text:p text:style-name="P1">determined to <text:span text:style-name="T1">remedy </text:span><text:span text:style-name="T2">=</text:span> <text:span text:style-name="T4">средство</text:span> this. He wanted to remedy this for, partially, because his understanding</text:p>
      <text:p text:style-name="P1">that the Soviet economy has to somehow be coordinated</text:p>
      <text:p text:style-name="P1">with the <text:span text:style-name="T1">rest </text:span><text:span text:style-name="T2">= остальной</text:span> of the world. For which, <text:span text:style-name="T1">relaxation </text:span><text:span text:style-name="T2">= ослабление</text:span> of international</text:p>
      <text:p text:style-name="P1">tensions were necessary, for which it was necessary to</text:p>
      <text:p text:style-name="P1"><text:span text:style-name="T1">engage </text:span><text:span text:style-name="T2">= заниматься</text:span> the West in terms of credit, matter of <text:span text:style-name="T1">acquiring</text:span> <text:span text:style-name="T4">= приобретение </text:span>technology. But <text:span text:style-name="T1">beyond </text:span><text:span text:style-name="T2">= за, вне</text:span> that, he <text:span text:style-name="T1">talked </text:span><text:span text:style-name="T2">= разговаривать</text:span> about Russia belonging to a common European home. And there is every reason to believe</text:p>
      <text:p text:style-name="P1">that his <text:span text:style-name="T1">convictions </text:span><text:span text:style-name="T2">= убеждения</text:span> were <text:span text:style-name="T1">genuine </text:span><text:span text:style-name="T2">= подлинный</text:span>. Russia returning to</text:p>
      <text:p text:style-name="P1">the community of nations, and <text:span text:style-name="T1">consequently </text:span><text:span text:style-name="T2">= вследствии этого</text:span>, he was willing to engage,</text:p>
      <text:p text:style-name="P1">giving <text:span text:style-name="T1">concessions </text:span><text:span text:style-name="T2">= устутпки</text:span><text:span text:style-name="T1"> </text:span>. Also it was essential to</text:p>
      <text:p text:style-name="P1">reduce Soviet <text:span text:style-name="T1">expenditures </text:span><text:span text:style-name="T2">= расходы</text:span> on the military because it presented such a <text:span text:style-name="T1">heavy </text:span><text:span text:style-name="T2">= тяжелый </text:span><text:s/><text:span text:style-name="T1">burden </text:span><text:span text:style-name="T2">= бремя</text:span> on the economy as a whole. As I <text:span text:style-name="T1">mentioned </text:span><text:span text:style-name="T2">= упомянутый</text:span> before,</text:p>
      <text:p text:style-name="P1">when Gorbachev came into office, about 25% of the <text:span text:style-name="T1">gross</text:span> <text:span text:style-name="T4">= валовый </text:span>national</text:p>
      <text:p text:style-name="P1">product was <text:span text:style-name="T1">devoted </text:span><text:span text:style-name="T2">= посвященный</text:span> to the military which was an enormous burden. So Gorbachev had two famous</text:p>
      <text:p text:style-name="P1">meetings with Ronald Reagan. Second one in <text:span text:style-name="T1">Reykjavík</text:span> in</text:p>
      <text:p text:style-name="P1">the terms of which the Soviets, that is Gorbachev, gave <text:soft-page-break/>major concessions. And the relaxation of</text:p>
      <text:p text:style-name="P1">international tensions, the improvement of relations</text:p>
      <text:p text:style-name="P1">with Europe came about mainly because of Soviet concessions. Soviet concessions, for example, in <text:span text:style-name="T1">deploying </text:span><text:span text:style-name="T2">= развертывание</text:span> <text:span text:style-name="T1">interrange</text:span> <text:span text:style-name="T1">missiles </text:span><text:span text:style-name="T2">= ракеты</text:span> which Western European countries</text:p>
      <text:p text:style-name="P1"><text:span text:style-name="T1">considered </text:span><text:span text:style-name="T2">= считается</text:span> threat to their security. And these according to</text:p>
      <text:p text:style-name="P1">the new terms of agreement were <text:span text:style-name="T1">withdrawn </text:span><text:span text:style-name="T2">= отозванный</text:span> beyond</text:p>
      <text:p text:style-name="P1">the Ural Mountains and, This seemed to be</text:p>
      <text:p text:style-name="P1">a significant <text:span text:style-name="T1">concession </text:span><text:span text:style-name="T2">= концессия</text:span>. The real most significant</text:p>
      <text:p text:style-name="P1">changes which were taking place in Eastern Europe,</text:p>
      <text:p text:style-name="P1">Eastern Europe which was <text:span text:style-name="T1">regarded </text:span><text:span text:style-name="T2">= рассматривать</text:span> as the, shall we say,</text:p>
      <text:p text:style-name="P1">the <text:span text:style-name="T1">outer </text:span><text:span text:style-name="T2">= внешний</text:span> <text:span text:style-name="T1">defenses </text:span><text:span text:style-name="T2">= оборон сооружения</text:span> of the empire. That is the Eastern European</text:p>
      <text:p text:style-name="P1">communist countries that provided a security zone in as much as <text:span text:style-name="T1">hostile </text:span><text:span text:style-name="T2">= враждебный</text:span> power did not could not establish bases that direct most strategic</text:p>
      <text:p text:style-name="P1">are the Soviet <text:span text:style-name="T1">borders</text:span> <text:span text:style-name="T4">= границы </text:span>in the west. And what was happening here was</text:p>
      <text:p text:style-name="P1">perhaps the most extraordinary change. Gorbachev went into Eastern European countries where he represented change. He went to East Germany and said that those who cannot</text:p>
      <text:p text:style-name="P1">change will be losing. And Gorbachev was received</text:p>
      <text:p text:style-name="P1">with great enthusiasm by the East German people which</text:p>
      <text:p text:style-name="P1">is a remarkable <text:span text:style-name="T1">phenomenon</text:span> <text:span text:style-name="T4">= явление </text:span>that it was really the leader</text:p>
      <text:p text:style-name="P1">of the occupying power which came to stand for liberal transformation</text:p>
      <text:p text:style-name="P1">against their own conservative leaders. And the same things happened</text:p>
      <text:p text:style-name="P1">in country after country. The most significant,</text:p>
      <text:p text:style-name="P1">very significant one, was that the <text:span text:style-name="T1">Hungarian</text:span> leadership came to be <text:span text:style-name="T1">increasingly </text:span><text:span text:style-name="T2">= все больше и больше </text:span><text:s/>liberal really</text:p>
      <text:p text:style-name="P1"><text:span text:style-name="T1">sensing </text:span><text:span text:style-name="T2">= считывание, ощущение</text:span> the change atmosphere. And East Germans frequently</text:p>
      <text:p text:style-name="P1">came to <text:span text:style-name="T1">Hungary</text:span> for the summer as a place for summer vacation. And the Hungarian regime</text:p>
      <text:p text:style-name="P1"><text:span text:style-name="T1">explicitly </text:span><text:span text:style-name="T2">= явно</text:span> allowed them to cross from the Hungarian</text:p>
      <text:p text:style-name="P1"><text:soft-page-break/><text:span text:style-name="T1">border</text:span> into Austria. And so, the East Germans who were</text:p>
      <text:p text:style-name="P1">driving their <text:span text:style-name="T1">Trabant</text:span> cars into Hungary, <text:span text:style-name="T1">abandoned </text:span><text:span text:style-name="T3">= заброшенный</text:span> their Trabant at the Austrian</text:p>
      <text:p text:style-name="P1">borders and walked over into Austria. Gorbachev was <text:span text:style-name="T1">aware </text:span><text:span text:style-name="T3">= знать</text:span> of this and</text:p>
      <text:p text:style-name="P1">allowed this. It was a major transformation</text:p>
      <text:p text:style-name="P1">in as much as, if you were not happy in East Germany now,</text:p>
      <text:p text:style-name="P1">you could simply walk away. And that ultimately resulted in</text:p>
      <text:p text:style-name="P1">the collapse of the East German regime. Because the regime operated under the</text:p>
      <text:p text:style-name="P1">principle that you have to make it here, you have no choice. And once choice existed, the regime's</text:p>
      <text:p text:style-name="P1"><text:span text:style-name="T1">legitimacy </text:span><text:span text:style-name="T3">= законность</text:span> was seriously <text:span text:style-name="T1">undermined </text:span><text:span text:style-name="T3">= подрывается</text:span> and ultimately <text:span text:style-name="T1">led</text:span> to the collapse</text:p>
      <text:p text:style-name="P1">of the German regime. The other Eastern European countries, and</text:p>
      <text:p text:style-name="P1">some were different times, in Poland and in Hungary, <text:span text:style-name="T1">fairly </text:span><text:span text:style-name="T3">= довольно</text:span> easily and</text:p>
      <text:p text:style-name="P1">in a fairly democratic means, simply the communists</text:p>
      <text:p text:style-name="P1">allowed themselves to be voted out of office and</text:p>
      <text:p text:style-name="P1">transformed themselves into socialists. And some politically <text:span text:style-name="T1">survived </text:span><text:span text:style-name="T3">= переживший</text:span>, and some did not, but</text:p>
      <text:p text:style-name="P1">the multiparty regimes were established. Now how could Gorbachev allow this? Why did he allow this? Well of course, we can only <text:span text:style-name="T1">speculate </text:span><text:span text:style-name="T3">= спекулировать</text:span>. I think that he did not <text:span text:style-name="T1">appreciate </text:span><text:span text:style-name="T3">= ценить</text:span> how</text:p>
      <text:p text:style-name="P1">thin the legitimacy of these regimes were. Perhaps he assumed that these regimes,</text:p>
      <text:p text:style-name="P1">in fact, <text:span text:style-name="T1">acquired </text:span><text:span text:style-name="T3">= приобретенный</text:span> a legitimacy on their own and can exist</text:p>
      <text:p text:style-name="P1">without the threat of Soviet <text:span text:style-name="T1">troops </text:span><text:span text:style-name="T3">= войсл</text:span>. In fact this was not the case. These regimes could not have existed</text:p>
      <text:p text:style-name="P1">without the threat of Soviet <text:span text:style-name="T1">intervention </text:span><text:span text:style-name="T3">= вмешательство</text:span>. Now this had far reaching <text:span text:style-name="T1">consequences </text:span><text:span text:style-name="T3">= последствия</text:span>. Not only now Eastern Europe</text:p>
      <text:p text:style-name="P1">could go their own way but the message was that,</text:p>
      <text:p text:style-name="P1">well if the <text:span text:style-name="T1">Hungarians</text:span> can have free elections, why couldn't we</text:p>
      <text:p text:style-name="P1">in Estonia have the same? And what was happening was</text:p>
      <text:p text:style-name="P1">this <text:span text:style-name="T1">disintegration </text:span><text:span text:style-name="T3">= дезинтеграция</text:span> from Eastern Europe <text:span text:style-name="T1">affected </text:span><text:span text:style-name="T3">= пострадавшие</text:span> what was</text:p>
      <text:p text:style-name="P1">going on in the Soviet Union. Probably Gorbachev did not</text:p>
      <text:p text:style-name="P1">appreciate the degree and strength of nationalism which has existed. And he, later on, blamed himself for it. For <text:soft-page-break/>example, when it became just too self <text:span text:style-name="T1">evident </text:span><text:span text:style-name="T3">= очевидный</text:span></text:p>
      <text:p text:style-name="P1">that the Central Asian communist leaders were <text:span text:style-name="T1">corrupt</text:span> <text:s/><text:span text:style-name="T5">= продажный </text:span>beyond</text:p>
      <text:p text:style-name="P1">belief, really in an <text:span text:style-name="T1">absolutely </text:span><text:span text:style-name="T3">= абсолютно</text:span>, ridiculous <text:span text:style-name="T1">fashion </text:span><text:span text:style-name="T3">= манере</text:span></text:p>
      <text:p text:style-name="P1"><text:span text:style-name="T1">exhibited </text:span><text:span text:style-name="T3">= выставлять</text:span> their power and <text:span text:style-name="T1">wealth </text:span><text:span text:style-name="T3">= богадство</text:span>, Gorbachev removed the head</text:p>
      <text:p text:style-name="P1">of the <text:span text:style-name="T1">Khazar</text:span> Party Organization which resulted almost in a <text:span text:style-name="T1">riot </text:span><text:span text:style-name="T3">= бунт</text:span>. It turned out that these national</text:p>
      <text:p text:style-name="P1"><text:span text:style-name="T1">minorities </text:span><text:span text:style-name="T3">=меньшинство </text:span><text:s/>preferred to be administered by their own</text:p>
      <text:p text:style-name="P1"><text:span text:style-name="T1">scoundrels</text:span> <text:span text:style-name="T5">= негодяев </text:span>rather than Russians whom Gorbachev sent out</text:p>
      <text:p text:style-name="P1">to take their place. And the national <text:span text:style-name="T1">hostilities </text:span><text:span text:style-name="T3">= военные действия</text:span></text:p>
      <text:p text:style-name="P1">which had been <text:span text:style-name="T1">buried </text:span><text:span text:style-name="T3">= похороненный</text:span> under <text:span text:style-name="T1">heavy</text:span> <text:span text:style-name="T1">handed</text:span> Soviet Moscow</text:p>
      <text:p text:style-name="P1">intervention now <text:span text:style-name="T1">bubbled </text:span><text:span text:style-name="T3">= всплывать</text:span> to the <text:span text:style-name="T1">surface</text:span>. It turned out that the Armenians</text:p>
      <text:p text:style-name="P1">didn't like the Azeris, and the Azeris didn't like the Armenians. And indeed, within Azerbaijan, there was a little <text:span text:style-name="T1">enclave </text:span><text:span text:style-name="T3">= анклав</text:span> of Armenian population, the Nagorno-Karabakh. And fighting broke out, and this fighting has been</text:p>
      <text:p text:style-name="P1">going on ever since. Riots in Georgia,</text:p>
      <text:p text:style-name="P1"><text:span text:style-name="T1">riots </text:span><text:span text:style-name="T3">= бунты</text:span> in Azerbaijan in Baku, Soviet troops were <text:span text:style-name="T1">suppressing </text:span><text:span text:style-name="T3">= подавление</text:span> it. And this was the occasion when Gorbachev faced the task of shall</text:p>
      <text:p text:style-name="P1">we use Soviet troops to restore order and</text:p>
      <text:p text:style-name="P1"><text:span text:style-name="T1">shoot </text:span><text:span text:style-name="T3">= стрелять</text:span> at our people, or not? And Gorbachev's great moral achievement</text:p>
      <text:p text:style-name="P1">was that he made the correct choice. Rather allow the regimes to go out,</text:p>
      <text:p text:style-name="P1">go down, rather than shooting at their own people. And in this respect,</text:p>
      <text:p text:style-name="P1">he was similar to other leaders of Soviet power in Hungary, <text:span text:style-name="T1">Dubcek</text:span> in Czechoslovakia in 1968. That is, people who believed and continued</text:p>
      <text:p text:style-name="P1">to believe In the socialist order. However, they refused to</text:p>
      <text:p text:style-name="P1">shoot at their own people and <text:span text:style-name="T1">thereby </text:span><text:span text:style-name="T3">= тем самым</text:span> allowed themselves</text:p>
      <text:p text:style-name="P1">to go out of existence. So what was going on Eastern Europe</text:p>
      <text:p text:style-name="P1"><text:span text:style-name="T1">penetrated </text:span><text:span text:style-name="T3">= проникло</text:span> first into the Baltic states. <text:soft-page-break/>Elections were to be held. Elections were held in 1991 whether we should have lived within the Soviet order, in a reformed Soviet free order in</text:p>
      <text:p text:style-name="P1">which <text:span text:style-name="T1">majorities </text:span><text:span text:style-name="T3">= большинство населения</text:span> voted for it, yes? And then ultimately,</text:p>
      <text:p text:style-name="P1">a meeting was to be called in the summer of 1991 to discuss</text:p>
      <text:p text:style-name="P1">the nationality issue. What kind of relations can there be, should there be among</text:p>
      <text:p text:style-name="P1">the states of the Soviet Union? And this was the starting point of the great event of August 1991 which ultimately resulted to the <text:span text:style-name="T1">dissolution </text:span><text:span text:style-name="T3">= растворение</text:span> of the Soviet Union. [MUSI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7T02:51:31.553653948</dc:date>
    <meta:editing-duration>PT8M36S</meta:editing-duration>
    <meta:editing-cycles>1</meta:editing-cycles>
    <meta:document-statistic meta:table-count="0" meta:image-count="0" meta:object-count="0" meta:page-count="5" meta:paragraph-count="95" meta:word-count="1361" meta:character-count="8217" meta:non-whitespace-character-count="6947"/>
    <meta:generator>LibreOffice/5.1.6.2$Linux_X86_64 LibreOffice_project/10m0$Build-2</meta:generator>
  </office:meta>
</office:document-meta>
</file>